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FF000003005476CDFE.png"/>
  <manifest:file-entry manifest:media-type="image/png" manifest:full-path="Pictures/10000000000003FF00000300E86DE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size="40pt" fo:language="en" fo:country="US" style:font-size-asian="40pt" style:font-size-complex="40pt"/>
    </style:style>
    <style:style style:name="T12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297cm" svg:y="0.925cm" presentation:class="title" presentation:user-transformed="true">
          <draw:text-box>
            <text:p text:style-name="P1"><text:span text:style-name="T1">PROTÓTIPO DE UM SISTEMA DE GERAÇÃO DE RELATÓRIOS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XML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list text:style-name="L6">
            <text:list-item>
              <text:p text:style-name="P5"><text:span text:style-name="T10">Interpretada</text:span></text:p>
            </text:list-item>
          </text:list>
          <text:list text:style-name="L7"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7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Á Fazer</text:span></text:p>
              </text:list-header>
            </text:list>
          </draw:text-box>
        </draw:frame>
        <draw:custom-shape draw:name="Rectangle 5" draw:style-name="gr9" draw:text-style-name="P12" draw:layer="layout" svg:width="22.402cm" svg:height="11.602cm" svg:x="1.499cm" svg:y="5.124cm">
          <text:list text:style-name="L5">
            <text:list-item>
              <text:p text:style-name="P5"><text:span text:style-name="T8">Capítulo Desenvolvimento</text:span></text:p>
            </text:list-item>
            <text:list-item>
              <text:p text:style-name="P5"><text:span text:style-name="T8">Revisão Gramática</text:span></text:p>
            </text:list-item>
            <text:list-item>
              <text:p text:style-name="P5"><text:span text:style-name="T11">Abstract</text:span></text:p>
            </text:list-item>
            <text:list-item>
              <text:p text:style-name="P5"><text:span text:style-name="T8">Revisão Metodologic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0" draw:text-style-name="P14" draw:layer="layout" svg:width="22.402cm" svg:height="11.602cm" svg:x="1.499cm" svg:y="5.124cm">
          <text:p text:style-name="P13"><text:span text:style-name="T12">LEME, Ricardo Roberto. </text:span><text:span text:style-name="T13">Desenvolvendo Aplicações Web com Ruby on Rails 2.3 e Posgresql</text:span><text:span text:style-name="T12">. Rio de Janeiro: Brasport, 2009.</text:span></text:p>
          <text:p text:style-name="P13"><text:span text:style-name="T12"/></text:p>
          <text:p text:style-name="P13"><text:span text:style-name="T12">OLIVEIRA JUNIOR, Eustaquio Rangel De. </text:span><text:span text:style-name="T13">Ruby: Conhecendo a Linguagem</text:span><text:span text:style-name="T12">. Rio de Janeiro: Brasport, 2006.</text:span></text:p>
          <text:p text:style-name="P13"><text:span text:style-name="T12"/></text:p>
          <text:p text:style-name="P13"><text:span text:style-name="T12">URUBATAN, Rodrigo. </text:span><text:span text:style-name="T13">Ruby on Rails: desenvolvimento fácil e rápido de aplicações Web.</text:span><text:span text:style-name="T12"> São Paulo: Novatec, 2009.</text:span></text:p>
          <text:p text:style-name="P13"><text:span text:style-name="T12"/></text:p>
          <text:p text:style-name="P13"><text:span text:style-name="T12">TATE, Bruce A.,HIBBS, Curt, </text:span><text:span text:style-name="T13">Ruby on Rails Executando</text:span><text:span text:style-name="T12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2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4"><text:s/></text:span><text:span text:style-name="T14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4"/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7T13:11:19</dc:date>
    <meta:editing-cycles>53</meta:editing-cycles>
    <meta:editing-duration>PT8H23M42S</meta:editing-duration>
    <meta:generator>BrOffice/3.3$Unix LibreOffice_project/330m19$Build-401</meta:generator>
    <meta:document-statistic meta:object-count="73"/>
  </office:meta>
</office:document-meta>
</file>